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8000000D7C70EC8045A3B50C1.png" manifest:media-type="image/png"/>
  <manifest:file-entry manifest:full-path="Pictures/100000000000037A00000208274105AAF30C2609.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44000001024D2CBC2CE6A58D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b7721" officeooo:paragraph-rsid="001b7721" style:font-weight-asian="bold" style:font-weight-complex="bold"/>
    </style:style>
    <style:style style:name="P3" style:family="paragraph" style:parent-style-name="Standard">
      <style:text-properties fo:font-weight="bold" officeooo:rsid="0037f2ad" officeooo:paragraph-rsid="0037f2ad" style:font-weight-asian="bold" style:font-weight-complex="bold"/>
    </style:style>
    <style:style style:name="P4" style:family="paragraph" style:parent-style-name="Standard">
      <style:text-properties fo:font-weight="bold" officeooo:rsid="0057eac6" officeooo:paragraph-rsid="0057eac6" style:font-weight-asian="bold" style:font-weight-complex="bold"/>
    </style:style>
    <style:style style:name="P5" style:family="paragraph" style:parent-style-name="Standard">
      <style:text-properties officeooo:rsid="001a0a1c" officeooo:paragraph-rsid="001a0a1c"/>
    </style:style>
    <style:style style:name="P6" style:family="paragraph" style:parent-style-name="Standard">
      <style:text-properties officeooo:rsid="001a0a1c" officeooo:paragraph-rsid="001dfa5c"/>
    </style:style>
    <style:style style:name="P7" style:family="paragraph" style:parent-style-name="Standard">
      <style:text-properties officeooo:rsid="00206f07" officeooo:paragraph-rsid="00206f07"/>
    </style:style>
    <style:style style:name="P8" style:family="paragraph" style:parent-style-name="Standard">
      <style:text-properties officeooo:rsid="00206f07" officeooo:paragraph-rsid="00409f1e"/>
    </style:style>
    <style:style style:name="P9" style:family="paragraph" style:parent-style-name="Standard">
      <style:text-properties officeooo:rsid="00324e95" officeooo:paragraph-rsid="00324e95"/>
    </style:style>
    <style:style style:name="P10" style:family="paragraph" style:parent-style-name="Standard">
      <style:text-properties officeooo:rsid="00335439" officeooo:paragraph-rsid="00335439"/>
    </style:style>
    <style:style style:name="P11" style:family="paragraph" style:parent-style-name="Standard">
      <style:text-properties officeooo:rsid="0037f2ad" officeooo:paragraph-rsid="0037f2ad"/>
    </style:style>
    <style:style style:name="P12" style:family="paragraph" style:parent-style-name="Standard">
      <style:text-properties officeooo:rsid="003dec93" officeooo:paragraph-rsid="003dec93"/>
    </style:style>
    <style:style style:name="P13" style:family="paragraph" style:parent-style-name="Standard">
      <style:text-properties style:text-underline-style="none" fo:font-weight="normal" officeooo:rsid="00432e71" officeooo:paragraph-rsid="00409f1e" style:font-weight-asian="normal" style:font-weight-complex="normal"/>
    </style:style>
    <style:style style:name="P14" style:family="paragraph" style:parent-style-name="Standard">
      <style:text-properties style:text-underline-style="none" fo:font-weight="normal" officeooo:rsid="00500eb2" officeooo:paragraph-rsid="00500eb2" style:font-weight-asian="normal" style:font-weight-complex="normal"/>
    </style:style>
    <style:style style:name="P15" style:family="paragraph" style:parent-style-name="Standard">
      <style:text-properties style:text-underline-style="none" fo:font-weight="normal" officeooo:rsid="00500eb2" officeooo:paragraph-rsid="005064bd" style:font-weight-asian="normal" style:font-weight-complex="normal"/>
    </style:style>
    <style:style style:name="P16" style:family="paragraph" style:parent-style-name="Standard">
      <style:text-properties style:text-underline-style="none" fo:font-weight="normal" officeooo:rsid="005064bd" officeooo:paragraph-rsid="00500eb2" style:font-weight-asian="normal" style:font-weight-complex="normal"/>
    </style:style>
    <style:style style:name="P17" style:family="paragraph" style:parent-style-name="Standard">
      <style:text-properties style:text-underline-style="none" fo:font-weight="normal" officeooo:rsid="00507049" officeooo:paragraph-rsid="00507049" style:font-weight-asian="normal" style:font-weight-complex="normal"/>
    </style:style>
    <style:style style:name="P18" style:family="paragraph" style:parent-style-name="Standard">
      <style:text-properties style:text-underline-style="none" fo:font-weight="normal" officeooo:rsid="00569fb7" officeooo:paragraph-rsid="00500eb2" style:font-weight-asian="normal" style:font-weight-complex="normal"/>
    </style:style>
    <style:style style:name="P19" style:family="paragraph" style:parent-style-name="Standard">
      <style:text-properties style:text-underline-style="none" fo:font-weight="normal" officeooo:rsid="0058e20c" officeooo:paragraph-rsid="0058e20c" style:font-weight-asian="normal" style:font-weight-complex="normal"/>
    </style:style>
    <style:style style:name="P20" style:family="paragraph" style:parent-style-name="Standard">
      <style:text-properties style:text-underline-style="none" fo:font-weight="normal" officeooo:rsid="005f54c5" officeooo:paragraph-rsid="005a9c9e" style:font-weight-asian="normal" style:font-weight-complex="normal"/>
    </style:style>
    <style:style style:name="P21" style:family="paragraph" style:parent-style-name="Standard">
      <style:text-properties style:text-underline-style="none" fo:font-weight="normal" officeooo:rsid="006103ba" officeooo:paragraph-rsid="006103ba" style:font-weight-asian="normal" style:font-weight-complex="normal"/>
    </style:style>
    <style:style style:name="P22" style:family="paragraph" style:parent-style-name="Standard">
      <style:text-properties style:text-underline-style="none" fo:font-weight="normal" officeooo:rsid="006103ba" officeooo:paragraph-rsid="006103ba" fo:background-color="#ffff00" style:font-weight-asian="normal" style:font-weight-complex="normal"/>
    </style:style>
    <style:style style:name="P23" style:family="paragraph" style:parent-style-name="Standard">
      <style:text-properties officeooo:rsid="00500eb2" officeooo:paragraph-rsid="00500eb2"/>
    </style:style>
    <style:style style:name="P24" style:family="paragraph" style:parent-style-name="Standard">
      <style:text-properties officeooo:rsid="00500eb2" officeooo:paragraph-rsid="005064bd"/>
    </style:style>
    <style:style style:name="P25" style:family="paragraph" style:parent-style-name="Standard">
      <style:text-properties officeooo:rsid="00507049" officeooo:paragraph-rsid="00507049"/>
    </style:style>
    <style:style style:name="P26" style:family="paragraph" style:parent-style-name="Standard">
      <style:text-properties officeooo:rsid="0057eac6" officeooo:paragraph-rsid="0058e20c"/>
    </style:style>
    <style:style style:name="P27" style:family="paragraph" style:parent-style-name="Standard">
      <style:text-properties officeooo:rsid="005a9c9e" officeooo:paragraph-rsid="005a9c9e"/>
    </style:style>
    <style:style style:name="P28" style:family="paragraph" style:parent-style-name="Standard" style:list-style-name="L1"/>
    <style:style style:name="P29" style:family="paragraph" style:parent-style-name="Standard">
      <style:text-properties style:text-underline-style="none" fo:font-weight="normal" officeooo:rsid="0066b377" officeooo:paragraph-rsid="0066b377" style:font-weight-asian="normal" style:font-weight-complex="normal"/>
    </style:style>
    <style:style style:name="P30" style:family="paragraph" style:parent-style-name="Standard">
      <style:text-properties style:text-underline-style="none" fo:font-weight="normal" officeooo:rsid="005f54c5" officeooo:paragraph-rsid="005a9c9e" style:font-weight-asian="normal" style:font-weight-complex="normal"/>
    </style:style>
    <style:style style:name="P31" style:family="paragraph" style:parent-style-name="Standard">
      <style:text-properties style:text-underline-style="none" fo:font-weight="normal" officeooo:rsid="006a2c4a" officeooo:paragraph-rsid="006a2c4a" style:font-weight-asian="normal" style:font-weight-complex="normal"/>
    </style:style>
    <style:style style:name="P32" style:family="paragraph" style:parent-style-name="Standard">
      <style:text-properties style:text-underline-style="none" fo:font-weight="normal" officeooo:rsid="005a9c9e" officeooo:paragraph-rsid="005a9c9e" style:font-weight-asian="normal" style:font-weight-complex="normal"/>
    </style:style>
    <style:style style:name="P33" style:family="paragraph" style:parent-style-name="Standard">
      <style:text-properties style:text-underline-style="none" fo:font-weight="normal" officeooo:rsid="006103ba" officeooo:paragraph-rsid="006103ba" style:font-weight-asian="normal" style:font-weight-complex="normal"/>
    </style:style>
    <style:style style:name="P34" style:family="paragraph" style:parent-style-name="Standard">
      <style:text-properties style:text-underline-style="none" fo:font-weight="normal" officeooo:rsid="006103ba" officeooo:paragraph-rsid="0074a5d3" style:font-weight-asian="normal" style:font-weight-complex="normal"/>
    </style:style>
    <style:style style:name="P35" style:family="paragraph" style:parent-style-name="Standard">
      <style:text-properties style:text-underline-style="none" fo:font-weight="normal" officeooo:rsid="006103ba" officeooo:paragraph-rsid="0074de7e" style:font-weight-asian="normal" style:font-weight-complex="normal"/>
    </style:style>
    <style:style style:name="P36" style:family="paragraph" style:parent-style-name="Standard">
      <style:text-properties style:text-underline-style="none" fo:font-weight="normal" officeooo:rsid="0077b26d" officeooo:paragraph-rsid="0077b26d" style:font-weight-asian="normal" style:font-weight-complex="normal"/>
    </style:style>
    <style:style style:name="P37" style:family="paragraph" style:parent-style-name="Standard">
      <style:text-properties style:text-underline-style="none" fo:font-weight="normal" officeooo:rsid="00797985" officeooo:paragraph-rsid="00797985" style:font-weight-asian="normal" style:font-weight-complex="normal"/>
    </style:style>
    <style:style style:name="P38" style:family="paragraph" style:parent-style-name="Standard">
      <style:text-properties style:text-underline-style="none" fo:font-weight="normal" officeooo:rsid="007b442a" officeooo:paragraph-rsid="007b442a" style:font-weight-asian="normal" style:font-weight-complex="normal"/>
    </style:style>
    <style:style style:name="P39" style:family="paragraph" style:parent-style-name="Standard">
      <style:text-properties style:text-underline-style="none" fo:font-weight="bold" officeooo:rsid="0066b377" officeooo:paragraph-rsid="0066b377" style:font-weight-asian="bold" style:font-weight-complex="bold"/>
    </style:style>
    <style:style style:name="P40" style:family="paragraph" style:parent-style-name="Standard">
      <style:text-properties style:text-underline-style="none" fo:font-weight="bold" officeooo:rsid="00797985" officeooo:paragraph-rsid="00797985" style:font-weight-asian="bold" style:font-weight-complex="bold"/>
    </style:style>
    <style:style style:name="P41" style:family="paragraph" style:parent-style-name="Standard">
      <style:text-properties style:text-underline-style="none" fo:font-weight="bold" officeooo:rsid="007b442a" officeooo:paragraph-rsid="007b442a" style:font-weight-asian="bold" style:font-weight-complex="bold"/>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77b26d" officeooo:paragraph-rsid="0077b26d"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3951aa" style:font-weight-asian="bold" style:font-weight-complex="bold"/>
    </style:style>
    <style:style style:name="T3" style:family="text">
      <style:text-properties fo:font-weight="bold" officeooo:rsid="0039a381" style:font-weight-asian="bold" style:font-weight-complex="bold"/>
    </style:style>
    <style:style style:name="T4" style:family="text">
      <style:text-properties fo:font-weight="bold" officeooo:rsid="003b0574" style:font-weight-asian="bold" style:font-weight-complex="bold"/>
    </style:style>
    <style:style style:name="T5" style:family="text">
      <style:text-properties fo:font-weight="bold" officeooo:rsid="004d7f72" style:font-weight-asian="bold" style:font-weight-complex="bold"/>
    </style:style>
    <style:style style:name="T6" style:family="text">
      <style:text-properties fo:font-weight="bold" officeooo:rsid="00713712" style:font-weight-asian="bold" style:font-weight-complex="bold"/>
    </style:style>
    <style:style style:name="T7" style:family="text">
      <style:text-properties fo:font-weight="bold" officeooo:rsid="0072d341" style:font-weight-asian="bold" style:font-weight-complex="bold"/>
    </style:style>
    <style:style style:name="T8" style:family="text">
      <style:text-properties officeooo:rsid="001dfa5c"/>
    </style:style>
    <style:style style:name="T9" style:family="text">
      <style:text-properties officeooo:rsid="001ff3ef"/>
    </style:style>
    <style:style style:name="T10" style:family="text">
      <style:text-properties officeooo:rsid="0037f2a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officeooo:rsid="0037f2ad" style:font-weight-asian="bold" style:font-weight-complex="bold"/>
    </style:style>
    <style:style style:name="T14" style:family="text">
      <style:text-properties style:text-underline-style="none" fo:font-weight="bold" officeooo:rsid="00409f1e" style:font-weight-asian="bold" style:font-weight-complex="bold"/>
    </style:style>
    <style:style style:name="T15" style:family="text">
      <style:text-properties style:text-underline-style="none" fo:font-weight="bold" officeooo:rsid="0042156b" style:font-weight-asian="bold" style:font-weight-complex="bold"/>
    </style:style>
    <style:style style:name="T16" style:family="text">
      <style:text-properties style:text-underline-style="none" fo:font-weight="bold" officeooo:rsid="00432e71" style:font-weight-asian="bold" style:font-weight-complex="bold"/>
    </style:style>
    <style:style style:name="T17" style:family="text">
      <style:text-properties style:text-underline-style="none" fo:font-weight="bold" officeooo:rsid="00438776" style:font-weight-asian="bold" style:font-weight-complex="bold"/>
    </style:style>
    <style:style style:name="T18" style:family="text">
      <style:text-properties style:text-underline-style="none" fo:font-weight="bold" officeooo:rsid="0043d92d" style:font-weight-asian="bold" style:font-weight-complex="bold"/>
    </style:style>
    <style:style style:name="T19" style:family="text">
      <style:text-properties style:text-underline-style="none" fo:font-weight="bold" officeooo:rsid="005aad5f" style:font-weight-asian="bold" style:font-weight-complex="bold"/>
    </style:style>
    <style:style style:name="T20" style:family="text">
      <style:text-properties style:text-underline-style="none" fo:font-weight="bold" officeooo:rsid="00432e71" fo:background-color="#ffff00" loext:char-shading-value="0" style:font-weight-asian="bold" style:font-weight-complex="bold"/>
    </style:style>
    <style:style style:name="T21" style:family="text">
      <style:text-properties style:text-underline-style="none" fo:font-weight="bold" officeooo:rsid="00438776" fo:background-color="#ffff00" loext:char-shading-value="0" style:font-weight-asian="bold" style:font-weight-complex="bold"/>
    </style:style>
    <style:style style:name="T22" style:family="text">
      <style:text-properties style:text-underline-style="none" officeooo:rsid="003fa833"/>
    </style:style>
    <style:style style:name="T23" style:family="text">
      <style:text-properties style:text-underline-style="none" officeooo:rsid="00409f1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409f1e" style:font-weight-asian="normal" style:font-weight-complex="normal"/>
    </style:style>
    <style:style style:name="T26" style:family="text">
      <style:text-properties style:text-underline-style="none" fo:font-weight="normal" officeooo:rsid="0042156b" style:font-weight-asian="normal" style:font-weight-complex="normal"/>
    </style:style>
    <style:style style:name="T27" style:family="text">
      <style:text-properties style:text-underline-style="none" fo:font-weight="normal" officeooo:rsid="00432e71" style:font-weight-asian="normal" style:font-weight-complex="normal"/>
    </style:style>
    <style:style style:name="T28" style:family="text">
      <style:text-properties style:text-underline-style="none" fo:font-weight="normal" officeooo:rsid="00438776" style:font-weight-asian="normal" style:font-weight-complex="normal"/>
    </style:style>
    <style:style style:name="T29" style:family="text">
      <style:text-properties style:text-underline-style="none" fo:font-weight="normal" officeooo:rsid="0043d92d" style:font-weight-asian="normal" style:font-weight-complex="normal"/>
    </style:style>
    <style:style style:name="T30" style:family="text">
      <style:text-properties style:text-underline-style="none" fo:font-weight="normal" officeooo:rsid="00443b7d" style:font-weight-asian="normal" style:font-weight-complex="normal"/>
    </style:style>
    <style:style style:name="T31" style:family="text">
      <style:text-properties style:text-underline-style="none" fo:font-weight="normal" officeooo:rsid="00485475" style:font-weight-asian="normal" style:font-weight-complex="normal"/>
    </style:style>
    <style:style style:name="T32" style:family="text">
      <style:text-properties style:text-underline-style="none" fo:font-weight="normal" officeooo:rsid="004a2283" style:font-weight-asian="normal" style:font-weight-complex="normal"/>
    </style:style>
    <style:style style:name="T33" style:family="text">
      <style:text-properties style:text-underline-style="none" fo:font-weight="normal" officeooo:rsid="004e8f04" style:font-weight-asian="normal" style:font-weight-complex="normal"/>
    </style:style>
    <style:style style:name="T34" style:family="text">
      <style:text-properties style:text-underline-style="none" fo:font-weight="normal" officeooo:rsid="005064bd" style:font-weight-asian="normal" style:font-weight-complex="normal"/>
    </style:style>
    <style:style style:name="T35" style:family="text">
      <style:text-properties style:text-underline-style="none" fo:font-weight="normal" officeooo:rsid="00507049" style:font-weight-asian="normal" style:font-weight-complex="normal"/>
    </style:style>
    <style:style style:name="T36" style:family="text">
      <style:text-properties style:text-underline-style="none" fo:font-weight="normal" officeooo:rsid="00513ec1" style:font-weight-asian="normal" style:font-weight-complex="normal"/>
    </style:style>
    <style:style style:name="T37" style:family="text">
      <style:text-properties style:text-underline-style="none" fo:font-weight="normal" officeooo:rsid="0052f729" style:font-weight-asian="normal" style:font-weight-complex="normal"/>
    </style:style>
    <style:style style:name="T38" style:family="text">
      <style:text-properties style:text-underline-style="none" fo:font-weight="normal" officeooo:rsid="005375c6" style:font-weight-asian="normal" style:font-weight-complex="normal"/>
    </style:style>
    <style:style style:name="T39" style:family="text">
      <style:text-properties style:text-underline-style="none" fo:font-weight="normal" officeooo:rsid="0054c4f4" style:font-weight-asian="normal" style:font-weight-complex="normal"/>
    </style:style>
    <style:style style:name="T40" style:family="text">
      <style:text-properties style:text-underline-style="none" fo:font-weight="normal" officeooo:rsid="00569fb7" style:font-weight-asian="normal" style:font-weight-complex="normal"/>
    </style:style>
    <style:style style:name="T41" style:family="text">
      <style:text-properties style:text-underline-style="none" fo:font-weight="normal" officeooo:rsid="0058e20c" style:font-weight-asian="normal" style:font-weight-complex="normal"/>
    </style:style>
    <style:style style:name="T42" style:family="text">
      <style:text-properties style:text-underline-style="none" fo:font-weight="normal" officeooo:rsid="005aad5f" style:font-weight-asian="normal" style:font-weight-complex="normal"/>
    </style:style>
    <style:style style:name="T43" style:family="text">
      <style:text-properties style:text-underline-style="none" fo:font-weight="normal" officeooo:rsid="005caa47" style:font-weight-asian="normal" style:font-weight-complex="normal"/>
    </style:style>
    <style:style style:name="T44" style:family="text">
      <style:text-properties style:text-underline-style="none" fo:font-weight="normal" officeooo:rsid="005e46c0" style:font-weight-asian="normal" style:font-weight-complex="normal"/>
    </style:style>
    <style:style style:name="T45" style:family="text">
      <style:text-properties style:text-underline-style="none" fo:font-weight="normal" officeooo:rsid="00432e71" fo:background-color="transparent" loext:char-shading-value="0" style:font-weight-asian="normal" style:font-weight-complex="normal"/>
    </style:style>
    <style:style style:name="T46" style:family="text">
      <style:text-properties style:text-underline-style="none" fo:font-weight="normal" officeooo:rsid="00460c55" fo:background-color="transparent" loext:char-shading-value="0" style:font-weight-asian="normal" style:font-weight-complex="normal"/>
    </style:style>
    <style:style style:name="T47" style:family="text">
      <style:text-properties style:text-underline-style="none" officeooo:rsid="00569fb7"/>
    </style:style>
    <style:style style:name="T48" style:family="text">
      <style:text-properties style:text-underline-style="none" officeooo:rsid="0058e20c"/>
    </style:style>
    <style:style style:name="T49" style:family="text">
      <style:text-properties officeooo:rsid="003951aa"/>
    </style:style>
    <style:style style:name="T50" style:family="text">
      <style:text-properties officeooo:rsid="0039a381"/>
    </style:style>
    <style:style style:name="T51" style:family="text">
      <style:text-properties officeooo:rsid="003b0574"/>
    </style:style>
    <style:style style:name="T52" style:family="text">
      <style:text-properties officeooo:rsid="003fa833"/>
    </style:style>
    <style:style style:name="T53" style:family="text">
      <style:text-properties fo:font-weight="normal" officeooo:rsid="004d7f72" style:font-weight-asian="normal" style:font-weight-complex="normal"/>
    </style:style>
    <style:style style:name="T54" style:family="text">
      <style:text-properties officeooo:rsid="00616057"/>
    </style:style>
    <style:style style:name="T55" style:family="text">
      <style:text-properties officeooo:rsid="00617b28"/>
    </style:style>
    <style:style style:name="T56" style:family="text">
      <style:text-properties officeooo:rsid="00620161"/>
    </style:style>
    <style:style style:name="T57" style:family="text">
      <style:text-properties officeooo:rsid="0062a3dc"/>
    </style:style>
    <style:style style:name="T58" style:family="text">
      <style:text-properties officeooo:rsid="006c1c4f"/>
    </style:style>
    <style:style style:name="T59" style:family="text">
      <style:text-properties fo:background-color="#ffff00" loext:char-shading-value="0"/>
    </style:style>
    <style:style style:name="T60" style:family="text">
      <style:text-properties officeooo:rsid="006fbfb3"/>
    </style:style>
    <style:style style:name="T61" style:family="text">
      <style:text-properties fo:font-style="italic" officeooo:rsid="006fbfb3" style:font-style-asian="italic" style:font-style-complex="italic"/>
    </style:style>
    <style:style style:name="T62" style:family="text">
      <style:text-properties officeooo:rsid="00713712"/>
    </style:style>
    <style:style style:name="T63" style:family="text">
      <style:text-properties officeooo:rsid="0072d341"/>
    </style:style>
    <style:style style:name="T64" style:family="text">
      <style:text-properties officeooo:rsid="0074a5d3"/>
    </style:style>
    <style:style style:name="T65" style:family="text">
      <style:text-properties officeooo:rsid="00768481"/>
    </style:style>
    <style:style style:name="T66" style:family="text">
      <style:text-properties officeooo:rsid="007b535e"/>
    </style:style>
    <style:style style:name="T67" style:family="text">
      <style:text-properties officeooo:rsid="007c2fc6"/>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3095358549" text:style-name="L1">
        <text:list-item>
          <text:p text:style-name="P28">A name, preferably one that is globally unique.</text:p>
        </text:list-item>
        <text:list-item>
          <text:p text:style-name="P28">Declarations of dependencies on other modules.</text:p>
        </text:list-item>
        <text:list-item>
          <text:p text:style-name="P28">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1">${module-name}</text:p>
      <text:p text:style-name="Standard"/>
      <text:p text:style-name="P2">Tipos de Modulos:</text:p>
      <text:p text:style-name="Standard">– Platform modules are packed into <text:span text:style-name="T1">JMOD</text:span> files</text:p>
      <text:p text:style-name="Standard"/>
      <text:p text:style-name="P5">– modulos fuera del jdk son modular JARs , which are just plain JARs that contain a new construct, the module descriptor , which defines the module’s name, dependencies, and exports.</text:p>
      <text:p text:style-name="P5"/>
      <text:p text:style-name="P5">– modules that the module system creates on the fly from JARs that were not yet transformed into modules.</text:p>
      <text:p text:style-name="P5"/>
      <text:p text:style-name="P5">no matter how types and resources are presented to the compiler or the virtual machine, they will end up in a module</text:p>
      <text:p text:style-name="P5"/>
      <text:p text:style-name="P5">java --module-path mods --module <text:span text:style-name="T9">modulo_con_clase_main/clase_main</text:span></text:p>
      <text:p text:style-name="P5"/>
      <text:p text:style-name="P6">--module-path: <text:span text:style-name="T8">carpeta con los modulos</text:span></text:p>
      <text:p text:style-name="P6">--module: <text:span text:style-name="T8">Modulo con el main</text:span></text:p>
      <text:p text:style-name="P6"/>
      <text:p text:style-name="P7">dependencias entre clases predeterminan dependecias entre modulos</text:p>
      <text:p text:style-name="P7"/>
      <text:p text:style-name="P7">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P7"/>
      <text:p text:style-name="P7">The name typically follows the package naming convention: It should be globally unique by reverting a domain name, it’s all lower case, and sections are separated by dots</text:p>
      <text:p text:style-name="P7"/>
      <text:p text:style-name="P7">Inside the module block, requires and exports directives define <text:s/>dependencies and exported packages</text:p>
      <text:p text:style-name="P7"/>
      <text:p text:style-name="P7">A requires directive contains a module name and tells the JVM that the declaring module depends on the one given by the directive.</text:p>
      <text:p text:style-name="P7"/>
      <text:p text:style-name="P7">the module system forbids declaring cyclic dependencies.</text:p>
      <text:p text:style-name="P7"/>
      <text:p text:style-name="P7">An exports directive contains a package name and informs the JVM that other modules depending on the declaring one can see public types in</text:p>
      <text:p text:style-name="P7">that package.</text:p>
      <text:p text:style-name="P7"/>
      <text:p text:style-name="P7"/>
      <text:p text:style-name="P7"/>
      <text:p text:style-name="P7"><draw:frame draw:style-name="fr1" draw:name="Image1" text:anchor-type="paragraph" svg:width="12.285cm" svg:height="7.177cm" draw:z-index="0"><draw:image xlink:href="Pictures/100000000000037A00000208274105AAF30C2609.png" xlink:type="simple" xlink:show="embed" xlink:actuate="onLoad" loext:mime-type="image/png"/></draw:frame></text:p>
      <text:p text:style-name="P7"><draw:frame draw:style-name="fr1" draw:name="Image2" text:anchor-type="paragraph" svg:width="12.285cm" svg:height="3.791cm" draw:z-index="1"><draw:image xlink:href="Pictures/1000000000000344000001024D2CBC2CE6A58D3B.png" xlink:type="simple" xlink:show="embed" xlink:actuate="onLoad" loext:mime-type="image/png"/></draw:frame></text:p>
      <text:p text:style-name="P7"><draw:frame draw:style-name="fr1" draw:name="Image6" text:anchor-type="paragraph" svg:width="25.268cm" svg:height="5.611cm" draw:z-index="3"><draw:image xlink:href="Pictures/10000201000003C8000000D7C70EC8045A3B50C1.png" xlink:type="simple" xlink:show="embed" xlink:actuate="onLoad" loext:mime-type="image/png"/></draw:frame></text:p>
      <text:p text:style-name="P7"/>
      <text:p text:style-name="P7"/>
      <text:p text:style-name="P7"/>
      <text:p text:style-name="P7"/>
      <text:p text:style-name="P7"><draw:frame draw:style-name="fr1" draw:name="Image4" text:anchor-type="paragraph" svg:width="12.285cm" svg:height="5.816cm" draw:z-index="2"><draw:image xlink:href="Pictures/100000000000025C0000011E280B12C75C21B109.png" xlink:type="simple" xlink:show="embed" xlink:actuate="onLoad" loext:mime-type="image/png"/></draw:frame></text:p>
      <text:p text:style-name="P7"/>
      <text:p text:style-name="P7"/>
      <text:p text:style-name="P7"/>
      <text:p text:style-name="P7"><draw:frame draw:style-name="fr1" draw:name="Image3" text:anchor-type="paragraph" svg:width="15.108cm" svg:height="6.324cm" draw:z-index="4"><draw:image xlink:href="Pictures/100002010000023B000000EFD51E6BF4997C13D4.png" xlink:type="simple" xlink:show="embed" xlink:actuate="onLoad" loext:mime-type="image/png"/></draw:frame></text:p>
      <text:p text:style-name="P7"/>
      <text:p text:style-name="P7"/>
      <text:p text:style-name="P9"><text:span text:style-name="T1">goals of the module system: </text:span>configuracion confiable y fuerte encapsulamiento</text:p>
      <text:p text:style-name="P9"/>
      <text:p text:style-name="P10">- cuando hay dos definiciones de un modulo al ejecutar una aplicacion no se lanzara <text:s/>indicando el error</text:p>
      <text:p text:style-name="P10">- si no hay un modulo requerido al lanzar la aplicacion no se ejecutará e indicara el error</text:p>
      <text:p text:style-name="P10">- <text:span text:style-name="T1">Only types in the packages we export are visible and the rest are safe—even from reflection</text:span></text:p>
      <text:p text:style-name="P10">- Optional dependencies, which must be present at compile time but are not required at run time</text:p>
      <text:p text:style-name="P9">-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P9">- the module system offers services</text:p>
      <text:p text:style-name="P9">--module-path or -p</text:p>
      <text:p text:style-name="P9"/>
      <text:p text:style-name="P3">Tipos de modulos</text:p>
      <text:p text:style-name="P11"/>
      <text:p text:style-name="P7">- <text:span text:style-name="T10">modulos que desarrolladores crean para sus proyectos (librerias, frameworks, applicaciones) son </text:span><text:span text:style-name="T13">application modules</text:span><text:span text:style-name="T10"> → modular jars, non JDK modulos</text:span></text:p>
      <text:p text:style-name="P7">- <text:span text:style-name="T49">el modulo que contiene el punto de ejecucion de la aplicacion (main) o donde la compilacion comienza es </text:span><text:span text:style-name="T2">initial module</text:span></text:p>
      <text:p text:style-name="P7">- <text:span text:style-name="T2">root modules</text:span><text:span text:style-name="T49"> son donde el module system comienza resolviendo dependencias (el modulo que contiene el main es un root module, es parte de los observables)</text:span></text:p>
      <text:p text:style-name="P7">- <text:span text:style-name="T50">los modulos que construyen el jdk son </text:span><text:span text:style-name="T3">platform modules,</text:span><text:span text:style-name="T50"> definidos por la Java SE Platform Specification (java.***) y especificos del jdk (jdk.***).</text:span></text:p>
      <text:p text:style-name="P7">- <text:span text:style-name="T51">un tipo especial de platform modules son los </text:span><text:span text:style-name="T4">incubator modules</text:span><text:span text:style-name="T51"> (jdk.incubator.***), contienen funcionalidades experimentales que se moveran a otro modulo cuando dejen de ser experimentales</text:span></text:p>
      <text:p text:style-name="P12">- jlink puede incluir un subset de platform modules y application modules, cuando se genera la imagen son llamados en conjunto <text:span text:style-name="T1">system modules →</text:span><text:span text:style-name="T5"> </text:span><text:span text:style-name="T53">modulo contenido en una runtime image, sin el uso de jlink son igual al </text:span><text:span text:style-name="T5">platform modules</text:span></text:p>
      <text:p text:style-name="P8">- <text:span text:style-name="T52">java <text:s/>--list-modules para para listar los modulos de la imagen</text:span></text:p>
      <text:p text:style-name="P8"><text:span text:style-name="T22">- </text:span><text:span text:style-name="T23">todos los </text:span><text:span text:style-name="T14">platform modulos</text:span><text:span text:style-name="T23"> en el actual runtime junto a los </text:span><text:span text:style-name="T14">application modules </text:span><text:span text:style-name="T25">especificados en la linea de comandos son llamados observables, juntos forman el universo de </text:span><text:span text:style-name="T14">observable modules</text:span><text:span text:style-name="T32">, los que el JPMS puede usar para completar las dependencias</text:span></text:p>
      <text:p text:style-name="P8"><text:span text:style-name="T25">- </text:span><text:span text:style-name="T26">para el module system todos los modulos son lo mismo excepto java.base el </text:span><text:span text:style-name="T15">base module</text:span></text:p>
      <text:p text:style-name="P8"><text:span text:style-name="T26">→ </text:span><text:span text:style-name="T27">java.base contiene java.lang, java.util, java.nio, java.time…</text:span></text:p>
      <text:p text:style-name="P13">→ java.base es el unico hard-coded en el module system</text:p>
      <text:p text:style-name="P8"><text:span text:style-name="T27">- </text:span><text:span text:style-name="T16">platform modules</text:span><text:span text:style-name="T27"> y la mayoria de los </text:span><text:span text:style-name="T16">application modules</text:span><text:span text:style-name="T27"> tienen module descriptors entregados por el creador del modulo y son llamados </text:span><text:span text:style-name="T20">explicit modules</text:span><text:span text:style-name="T45"> </text:span><text:span text:style-name="T46">(modulo con un descriptor)</text:span></text:p>
      <text:p text:style-name="P8"><text:span text:style-name="T27">- </text:span><text:span text:style-name="T21">automatic modules</text:span><text:span text:style-name="T28"> son </text:span><text:span text:style-name="T17">application modules</text:span><text:span text:style-name="T28"> pero creados por el runtime </text:span><text:span text:style-name="T30">(modulos sin un module descriptor, plain jar en el module path, </text:span><text:span text:style-name="T31">inferidos por el JPMS</text:span><text:span text:style-name="T30">)</text:span></text:p>
      <text:p text:style-name="P8"><text:span text:style-name="T28">- </text:span><text:span text:style-name="T17">explicit modules</text:span><text:span text:style-name="T28"> y </text:span><text:span text:style-name="T17">automatic modules</text:span><text:span text:style-name="T28"> forman los </text:span><text:span text:style-name="T21">named modules</text:span></text:p>
      <text:p text:style-name="P8"><text:span text:style-name="T28">- </text:span><text:span text:style-name="T29">tambien hay </text:span><text:span text:style-name="T18">unnamed modules</text:span><text:span text:style-name="T33">: modulos sin nombre, son contenidos en el class path</text:span></text:p>
      <text:p text:style-name="P13"/>
      <text:p text:style-name="P14">el module system verifica que el conjunto de modulos observables contiene todas las requeridas dependencias, directas y transitivas, si ocurre un error lo reporta</text:p>
      <text:p text:style-name="P15">→ no tienen que existir ambiguedad, no puede existir ambiguedad, 2 artefactos no pueden decir que tienen el mismo nombre</text:p>
      <text:p text:style-name="P24"><text:span text:style-name="T24">→</text:span><text:span text:style-name="T34"> </text:span><text:span text:style-name="T24">no tiene</text:span><text:span text:style-name="T34">n</text:span><text:span text:style-name="T24"> que existir dependencias ciclicas entre modulos, </text:span><text:span text:style-name="T34">causara error en compilacion</text:span></text:p>
      <text:p text:style-name="P24"><text:span text:style-name="T24">→</text:span><text:span text:style-name="T34"> </text:span><text:span text:style-name="T24">no tienen que ser dependientes en compilacion</text:span></text:p>
      <text:p text:style-name="P24"><text:span text:style-name="T24">→</text:span><text:span text:style-name="T34"> </text:span><text:span text:style-name="T24">split package no seran compilados o lanzados, </text:span><text:span text:style-name="T35">no importa si son o no exportados</text:span></text:p>
      <text:p text:style-name="P23"><text:span text:style-name="T24">→</text:span><text:span text:style-name="T34"> lanzar una aplicacion con una dependencia transitiva perdida no funcionará</text:span></text:p>
      <text:p text:style-name="P16">→ no pueden existir modulos duplicados en el class path</text:p>
      <text:p text:style-name="P16">→ no hay concepto de version en modulos</text:p>
      <text:p text:style-name="P16">→ se lanzara una exception si existe un modulo repetido AUNQUE no se use</text:p>
      <text:p text:style-name="P16"/>
      <text:p text:style-name="P25"><text:span text:style-name="T34">u</text:span><text:span text:style-name="T24">n tipo foo en un modulo bar es </text:span><text:span text:style-name="T12">accesible</text:span><text:span text:style-name="T24"> si:</text:span></text:p>
      <text:p text:style-name="P17">→ foo es publico</text:p>
      <text:p text:style-name="P17">→ foo pertenece a un modulo que bar exporta</text:p>
      <text:p text:style-name="P25"><text:span text:style-name="T24">→ otro modulo lee el modulo bar </text:span><text:span text:style-name="T36">← se incluye el modulo que quiere acceder al tipo, </text:span><text:span text:style-name="T37">es solo accesible al modulo que quiera usarlo, tiene que indicar que quiere usarlo </text:span><text:span text:style-name="T38">para ser parte de la accesibilidad, </text:span><text:span text:style-name="T39">aunque tambien es correcto decir que el modulo es accesible aunque no exista un modulo que lo requiera, es accesible porque es publico y exportado</text:span></text:p>
      <text:p text:style-name="P17">reglas de accesibilidad de miembros (campo, metodo, clase anidada) se mantiene (publicos son completamente accesibles, protected solo en clases con herencia, …)</text:p>
      <text:p text:style-name="P17"/>
      <text:p text:style-name="P23"><text:span text:style-name="T24">- </text:span><text:span text:style-name="T40">no es necesario exportar el packete que contiene el main</text:span></text:p>
      <text:p text:style-name="P18"/>
      <text:p text:style-name="P4"><text:span text:style-name="T48">module </text:span><text:span text:style-name="T47">p</text:span><text:span text:style-name="T11">ublic api:</text:span></text:p>
      <text:p text:style-name="P26"><text:span text:style-name="T24">- </text:span><text:span text:style-name="T41">todo lo que no puede ser cambiado provocando errores en el codigo que lo usa</text:span></text:p>
      <text:p text:style-name="P19">→ nombres de los tipos publicos</text:p>
      <text:p text:style-name="P19">→ nombres de los paquetes exportados</text:p>
      <text:p text:style-name="P19">→ nombres y tipos de nombres en campos publicos y protegidos</text:p>
      <text:p text:style-name="P26"><text:span text:style-name="T41">→ nombres, tipos de argumentos, tipos de retorno, nombres de metodo publicos y protegidos (firma del metodo)</text:span><text:span text:style-name="T24"> </text:span></text:p>
      <text:p text:style-name="P26"><text:span text:style-name="T24">→</text:span><text:span text:style-name="T41"> se pueden cambiar los cambos privados y visibles en el paquete, cuerpo de metodos publicos, los nombres de todo lo que otro codigo pueda usar para la compilacion no tiene que ser cambiado para no provocar errores de compilacion (nombre de tipos, firma de metodos publicos)</text:span></text:p>
      <text:p text:style-name="P19"/>
      <text:p text:style-name="P27"><text:span text:style-name="T41">s</text:span><text:span text:style-name="T24">i un tipo no es accesible no es posible interactuar </text:span><text:span text:style-name="T42">en ninguna forma que es </text:span><text:span text:style-name="T19">especifica a su tipo</text:span><text:span text:style-name="T24">: instanciarlo, acceder a sus campos, invocar metodos o usar clases anidadas, </text:span><text:span text:style-name="T43">si es posible cuando se accede atravéz de un super tipo (como una interface que el tipo implementa)</text:span></text:p>
      <text:p text:style-name="P27"><text:span text:style-name="T43">→</text:span><text:span text:style-name="T44"> no public implementaciones de una public interface pueden ser usadas atravez de una interface</text:span></text:p>
      <text:p text:style-name="P20">→ refleccion tampoco puede sobrepasar los limites de los modulos</text:p>
      <text:p text:style-name="P20"/>
      <text:p text:style-name="P20"/>
      <text:p text:style-name="P20"/>
      <text:p text:style-name="P20"/>
      <text:p text:style-name="P20"/>
      <text:p text:style-name="P39">qualified export:</text:p>
      <text:p text:style-name="P29">exports … to concrete.jpa.implementation</text:p>
      <text:p text:style-name="P20"/>
      <text:p text:style-name="P1">abrir un paquete:</text:p>
      <text:p text:style-name="P31">– <text:span text:style-name="T1">opens</text:span> <text:span text:style-name="T60">nombre_</text:span>paquete</text:p>
      <text:p text:style-name="P31">→ en tiempo de compilacion el paquete es fuertemente encapsulado, no hay diferencia en ser encapsulado o no</text:p>
      <text:p text:style-name="P31">→ en <text:span text:style-name="T59">runtime</text:span> son completamente accesibles, incluyendo no publicos clases, metodos o campos</text:p>
      <text:p text:style-name="P31">→<text:span text:style-name="T58"> NO es exportado, hay que agregar el export en la declaracion del modulo</text:span></text:p>
      <text:p text:style-name="P31">→<text:span text:style-name="T60"> marca el paquete como </text:span><text:span text:style-name="T61">diseñado</text:span><text:span text:style-name="T60"> para ser usado por reflexion</text:span></text:p>
      <text:p text:style-name="P31">→<text:span text:style-name="T62"> puede ser abierto en forma </text:span><text:bookmark-start text:name="__DdeLink__2090_1857338398"/><text:span text:style-name="T62">cualificada</text:span><text:bookmark-end text:name="__DdeLink__2090_1857338398"/><text:span text:style-name="T62">: <text:s/></text:span><text:span text:style-name="T6">opens</text:span><text:span text:style-name="T62"> nombre_paquete </text:span><text:span text:style-name="T6">to</text:span><text:span text:style-name="T62"> modulo1,modulo2,modulo3</text:span></text:p>
      <text:p text:style-name="P31"/>
      <text:p text:style-name="P40">Reflexion</text:p>
      <text:p text:style-name="P37"/>
      <text:p text:style-name="P21">- refleccion permite acceder a no public miembros y clases, <text:span text:style-name="T54">con los modulos no funciona de la misma forma.</text:span></text:p>
      <text:p text:style-name="P21">- <text:span text:style-name="T54">el codigo compilado tiene los limites de package</text:span></text:p>
      <text:p text:style-name="P21">- <text:span text:style-name="T54">con los modulos la refleccion tiene las mismas reglas de accesibilidad que el codigo compilado</text:span></text:p>
      <text:p text:style-name="P21">→<text:span text:style-name="T55"> puede acceder a miembros publicos de clases publicas en paquetes exportados</text:span></text:p>
      <text:p text:style-name="P21">→<text:span text:style-name="T56"> solo aplica a codigo en explicit modules, si el codigo corre desde el classpath no aplica (no esta encapsulado)</text:span></text:p>
      <text:p text:style-name="P22">- <text:span text:style-name="T57">export no soporta deep reflection sobre non-private campos y metodos</text:span></text:p>
      <text:p text:style-name="P21">- <text:span text:style-name="T63">en linea de comandos </text:span><text:span text:style-name="T7">--add-opens</text:span><text:span text:style-name="T63"> nombre_modulo/nombre_paquete = modulo_que_usa_reflexion || ALL-UNNAMED</text:span></text:p>
      <text:p text:style-name="P34">→<text:span text:style-name="T64"> permite acceder desde <text:s/>modulo_que_usa_reflexion a todos los tipos y miembros de nombre_paquete </text:span><text:bookmark-start text:name="__DdeLink__2100_1857338398"/><text:span text:style-name="T64">en nombre_modulo</text:span><text:bookmark-end text:name="__DdeLink__2100_1857338398"/><text:span text:style-name="T64"> (otros modulos no)</text:span></text:p>
      <text:p text:style-name="P35">→<text:span text:style-name="T64"> con ALL-UNNAMED todo el codigo del class path (unnamed modules) pueden acceder a nombre_paquete en nombre_modulo</text:span></text:p>
      <text:p text:style-name="P34">→<text:span text:style-name="T65"> solo es un efecto en runtime, no afecta en compilacion</text:span></text:p>
      <text:p text:style-name="P34"/>
      <text:p text:style-name="P43">javac soporta command lines argument files</text:p>
      <text:p text:style-name="P36"/>
      <text:p text:style-name="P41">opens vs export</text:p>
      <text:p text:style-name="P41">=</text:p>
      <text:p text:style-name="P38">- hacen el contenido del paquete disponible sobre los limites del modulo</text:p>
      <text:p text:style-name="P38">- tienen la variante <text:span text:style-name="T1">to</text:span> otros,modulos dando acceso solo a esos modulos</text:p>
      <text:p text:style-name="P38">- tienen command lines options para java y javac para superar el fuerte encapsulamiento si es necesario <text:span text:style-name="T67">(--add-exports / --add-opens)</text:span></text:p>
      <text:p text:style-name="P41">!=</text:p>
      <text:p text:style-name="P38">- los paquetes exportados dan acceso a los tipos y miembros publicos a los modulos que los importen en tiempo de compilacion</text:p>
      <text:p text:style-name="P38">- paquetes abiertos entregan acceso a todos los tipos y miembros, pero no en tiempo de compilacion, solo en runtime</text:p>
      <text:p text:style-name="P38"/>
      <text:p text:style-name="P38"/>
      <text:p text:style-name="P38"/>
      <text:p text:style-name="P38"/>
      <text:p text:style-name="P21"/>
      <text:p text:style-name="P21"/>
      <text:p text:style-name="P3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0.3$Linux_X86_64 LibreOffice_project/20$Build-3</meta:generator>
    <meta:editing-cycles>0</meta:editing-cycles>
    <meta:editing-duration>P0D</meta:editing-duration>
    <meta:document-statistic meta:table-count="0" meta:image-count="5" meta:object-count="0" meta:page-count="1" meta:paragraph-count="104" meta:word-count="1568" meta:character-count="9511" meta:non-whitespace-character-count="8051"/>
  </office:meta>
</office:document-meta>
</file>